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7200">
            <text:p>27200</text:p>
          </table:table-cell>
          <table:table-cell office:value-type="float" office:value="20000">
            <text:p>20000</text:p>
          </table:table-cell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:.F43])" office:value-type="float" office:value="1570.19607843137">
            <text:p>1570.1960784314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1570.19607843137">
            <text:p>1570.1960784314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1570.19607843137">
            <text:p>1570.1960784314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1163.52941176471">
            <text:p>1163.5294117647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1570.19607843137">
            <text:p>1570.1960784314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formula="of:=SUM([.B43:.F43])" office:value-type="float" office:value="1570.19607843137">
            <text:p>1570.1960784314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formula="of:=SUM([.D43];[.F43])" office:value-type="float" office:value="352.941176470588">
            <text:p>352.9411764706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formula="of:=SUM([.B43:.F43])" office:value-type="float" office:value="1570.19607843137">
            <text:p>1570.1960784314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formula="of:=SUM([.B43];[.D43];[.E43];[.F43])" office:value-type="float" office:value="1130.19607843137">
            <text:p>1130.1960784314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style-name="Default" table:formula="of:=SUM([.B43:.F43])" office:value-type="float" office:value="1570.19607843137">
            <text:p>1570.1960784314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70.19607843137">
            <text:p>1570.1960784314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1217.25490196078">
            <text:p>1217.2549019608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792.941176470588">
            <text:p>792.9411764706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1570.19607843137">
            <text:p>1570.1960784314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5069.4117647059">
            <text:p>25069.4117647059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1/13/2015</text:date>, <text:time>12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3T12:12:49</dc:date>
    <meta:editing-duration>P2DT8H4M40S</meta:editing-duration>
    <meta:editing-cycles>1163</meta:editing-cycles>
    <meta:generator>OpenOffice/4.1.1$Unix OpenOffice.org_project/411m6$Build-9775</meta:generator>
    <dc:creator>employee employee</dc:creator>
    <meta:document-statistic meta:table-count="9" meta:cell-count="2712" meta:object-count="0"/>
  </office:meta>
</office:document-meta>
</file>